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729fcf" fo:border="0.74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tina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Cantidad repeticiones</text:p>
          </table:table-cell>
          <table:table-cell table:style-name="ce1" office:value-type="string" calcext:value-type="string">
            <text:p>Repeticiones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mina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([.C3]*[.D3]*[.E3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mina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([.C4]*[.D4]*[.E4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dominal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([.C5]*[.D5]*[.E5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dominal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([.C6]*[.D6]*[.E6])" office:value-type="float" office:value="240" calcext:value-type="float">
            <text:p>240</text:p>
          </table:table-cell>
        </table:table-row>
      </table:table>
      <table:table table:name="Rutina por mes" table:style-name="ta1">
        <table:table-column table:style-name="co1" table:default-cell-style-name="ce4"/>
        <table:table-column table:style-name="co4" table:default-cell-style-name="ce8"/>
        <table:table-column table:style-name="co5" table:default-cell-style-name="ce12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uma - Total</text:p>
          </table:table-cell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Abdominales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style-name="ce6"/>
          <table:table-cell table:style-name="ce10" office:value-type="string" calcext:value-type="string">
            <text:p>Dominada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1"/>
          <table:table-cell table:style-name="ce15" office:value-type="float" office:value="505" calcext:value-type="float">
            <text:p>505</text:p>
          </table:table-cell>
          <table:table-cell table:number-columns-repeated="7"/>
        </table:table-row>
      </table:table>
      <table:table table:name="Grafico de repeticiones totales por ejercicio " table:style-name="ta1">
        <table:shapes>
          <draw:frame draw:z-index="0" draw:style-name="gr1" draw:text-style-name="P1" svg:width="15.997cm" svg:height="9.005cm" svg:x="1.019cm" svg:y="0.717cm">
            <draw:object draw:notify-on-update-of-ranges="'Rutina por mes'.A1:'Rutina por mes'.B1 'Rutina por mes'.A2:'Rutina por mes'.B3 'Rutina por mes'.C1:'Rutina por mes'.C1 'Rutina por mes'.C2:'Rutina por mes'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Rutina por mes'.A1:'Rutina por mes'.C4" table:buttons="'Rutina por mes'.A1 'Rutina por mes'.B1" table:show-filter-button="false" table:drill-down-on-double-click="false">
          <table:source-cell-range table:cell-range-address="Rutina.A2:Rutina.F6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jercicio" table:orientation="row" table:used-hierarchy="0" table:function="auto">
            <table:data-pilot-level table:show-empty="false" calcext:repeat-item-labels="false">
              <table:data-pilot-members>
                <table:data-pilot-member table:name="Abdominales" table:display="true" table:show-details="true"/>
                <table:data-pilot-member table:name="Domina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45" table:display="true" table:show-details="true"/>
                <table:data-pilot-member table:name="60" table:display="true" table:show-details="true"/>
                <table:data-pilot-member table:name="160" table:display="true" table:show-details="true"/>
                <table:data-pilot-member table:name="2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utina por mes'.F1:'Rutina por mes'.I5" table:buttons="" table:identify-categories="true" table:show-filter-button="false">
          <table:source-cell-range table:cell-range-address="Rutina.A2:Rutina.F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jercicio" table:orientation="row" table:used-hierarchy="0" table:function="auto">
            <table:data-pilot-level table:show-empty="false" calcext:repeat-item-labels="false">
              <table:data-pilot-members>
                <table:data-pilot-member table:name="Abdominales" table:display="true" table:show-details="true"/>
                <table:data-pilot-member table:name="Domina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peticiones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 repeticiones" table:orientation="data" table:used-hierarchy="0" table:function="sum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0:25:48.360995719</meta:creation-date>
    <meta:generator>LibreOffice/7.4.7.2$Linux_X86_64 LibreOffice_project/40$Build-2</meta:generator>
    <dc:date>2023-07-27T22:00:41.703238992</dc:date>
    <meta:editing-duration>PT43M11S</meta:editing-duration>
    <meta:editing-cycles>4</meta:editing-cycles>
    <meta:document-statistic meta:table-count="3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534cm" svg:y="0.316cm" chart:style-name="ch2">
          <text:p>Reps | abs y dominadas</text:p>
        </chart:title>
        <chart:plot-area chart:style-name="ch3" table:cell-range-address="'Rutina por mes'.A1:'Rutina por mes'.C3" chart:data-source-has-labels="both" svg:x="0.319cm" svg:y="1.275cm" svg:width="15.36cm" svg:height="7.551cm">
          <chart:coordinate-region svg:x="1.126cm" svg:y="1.474cm" svg:width="14.553cm" svg:height="6.307cm"/>
          <chart:axis chart:dimension="x" chart:name="primary-x" chart:style-name="ch4" chartooo:axis-type="auto">
            <chartooo:date-scale/>
            <chart:categories table:cell-range-address="'Rutina por mes'.A2:'Rutina por mes'.B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utina por mes'.C2:'Rutina por mes'.C3" chart:label-cell-address="'Rutina por mes'.C1:'Rutina por mes'.C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a - Total</text:p>
                <draw:g>
                  <svg:desc>'Rutina por mes'.C1:'Rutina por m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</text:p>
                <text:list>
                  <text:list-item>
                    <text:p/>
                  </text:list-item>
                  <text:list-item>
                    <text:p>8</text:p>
                  </text:list-item>
                </text:list>
                <draw:g>
                  <svg:desc>'Rutina por mes'.A2:'Rutina por mes'.B3</svg:desc>
                </draw:g>
              </table:table-cell>
              <table:table-cell office:value-type="float" office:value="400">
                <text:p>400</text:p>
                <draw:g>
                  <svg:desc>'Rutina por mes'.C2:'Rutina por mes'.C3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